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1-17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8-2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8-04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7-3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7-2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6-30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6-03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4-01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3-1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1-07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2-11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1-1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1-13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1-04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09-06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06-06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03-0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4-01-16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3-12-06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3-10-12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3-10-04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3-09-12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3-07-21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3-05-12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3-02-17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2-12-1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2-10-17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2-08-08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2-07-15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2-06-01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2-05-16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2-04-0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2-03-24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2-02-0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1-10-25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1-09-16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1-09-03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1-07-20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1-06-02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1-04-15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1-02-2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1-01-13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0-06-25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0-04-0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20-02-04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9-12-17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9-10-08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9-08-20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9-06-25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9-04-30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9-04-18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9-03-26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9-02-04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8-12-12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8-10-19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8-08-22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8-06-2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8-02-20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7-12-11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7-08-30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7-06-16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7-04-1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7-02-17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6-12-0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6-10-12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6-08-31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6-06-21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6-05-05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6-03-23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6-01-2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5-10-29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5-10-20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5-09-14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5-09-02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5-08-0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5-07-07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5-06-02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5-05-20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5-03-24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5-01-26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4-11-25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4-11-17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4-09-23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4-07-09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4-05-29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4-04-0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3-12-18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3-10-30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3-08-06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3-06-12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3-04-25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3-03-27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3-01-3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2-12-21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2-10-19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2-08-14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2-07-18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2-06-29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2-06-25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2-05-11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2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2-03-28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2-02-21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2-02-03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1-12-12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1-11-10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1-10-20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1-09-28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1-08-30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1-07-12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1-06-24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1-05-24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11-04-26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02-11-01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02-09-05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02-07-1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02-06-17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02-05-16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02-04-12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02-03-01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02-01-03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01-12-04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01-10-15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01-09-06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01-08-20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01-06-22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01-05-23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01-04-26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01-03-15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01-02-09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01-01-25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01-01-18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00-12-06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00-11-20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00-10-25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00-08-28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00-07-31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00-06-29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00-05-2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2000-02-22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9-11-02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9-10-05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9-03-1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9-01-15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8-11-12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8-09-02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8-07-28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8-05-15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8-04-09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8-03-13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8-02-17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8-01-15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7-12-10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7-11-17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7-10-1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7-09-1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7-08-19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7-06-0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7-05-0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7-04-03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7-03-06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7-02-18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7-01-1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6-12-0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6-11-1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6-10-18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6-09-1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6-08-26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6-06-27 1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6-05-23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6-04-18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6-03-06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6-02-16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6-01-1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5-12-1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5-11-0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5-10-05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5-09-2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5-08-02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5-07-1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5-06-20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5-06-1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5-05-16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5-04-20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5-03-10 1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5-02-1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4-12-2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4-11-14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4-10-17 1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4-09-0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4-07-13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4-06-03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4-05-04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4-04-07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4-03-08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4-02-22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4-01-19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3-12-21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3-11-29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3-10-22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3-09-24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3-08-3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3-07-13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3-06-1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3-05-18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3-04-27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3-03-19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3-02-18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3-01-14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2-12-1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2-11-20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2-10-13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2-09-23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2-08-29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2-07-07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2-05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2-04-28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2-02-24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2-01-29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1-12-23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1-10-2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1-08-22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1-07-0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1-05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1-04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1-04-0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1-02-1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1-01-29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0-12-27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0-11-13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0-10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0-10-09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0-09-12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0-07-20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0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0-06-27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0-05-17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0-04-0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0-03-26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0-01-3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0-01-29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90-01-02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89-12-15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89-11-03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89-10-0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89-09-0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89-08-14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89-07-07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89-06-05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89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89-04-07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89-03-10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89-02-07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89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88-12-1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88-11-0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88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88-03-22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8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87-12-15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87-10-27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87-09-1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87-08-04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87-06-24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15066194000</text:p>
          </table:table-cell>
          <table:table-cell office:value-type="string" calcext:value-type="string">
            <text:p>PONDEROSA 1 WELL, VEGA ALTA, PR</text:p>
          </table:table-cell>
          <table:table-cell office:value-type="string" calcext:value-type="string">
            <text:p>1984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96" meta:object-count="0"/>
    <meta:user-defined meta:name="AppVersion">3.0</meta:user-defined>
  </office:meta>
</office:document-meta>
</file>